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ook of Race Bellows</text:p>
      <text:p text:style-name="P1"/>
      <text:p text:style-name="P2">Shenzan</text:p>
      <text:p text:style-name="P2"/>
      <text:p text:style-name="P3">innuka la moratasi birimeke –<text:span text:style-name="T1"> Use when forlorn over agitation towards the malignant's endeavour, remember to be chase of impurity</text:span></text:p>
      <text:p text:style-name="P3"><text:span text:style-name="T1"/></text:p>
      <text:p text:style-name="P3">haruzomo koloburuta imakaji – <text:span text:style-name="T1">Deny others salvation with a perseverance towards indifferent attitudes. <text:s/>Beware of traitors.</text:span></text:p>
      <text:p text:style-name="P3"><text:span text:style-name="T1"/></text:p>
      <text:p text:style-name="P4"><text:span text:style-name="T1">Domua</text:span></text:p>
      <text:p text:style-name="P4"><text:span text:style-name="T1"/></text:p>
      <text:p text:style-name="P3"><text:span text:style-name="T1">Domua are skipped, and know their suffering. <text:s/>Know only </text:span>harazi maka lotomutusibra <text:span text:style-name="T1">and do as you wish with it.</text:span></text:p>
      <text:p text:style-name="P3"><text:span text:style-name="T1"/></text:p>
      <text:p text:style-name="P4"><text:span text:style-name="T1">Kokua</text:span></text:p>
      <text:p text:style-name="P4"><text:span text:style-name="T1"/></text:p>
      <text:p text:style-name="P3">samulibrisi kalabuhume –<text:span text:style-name="T1"> Endeavour against the wicked only as far as you take it with the wording, and do excellence a favour.</text:span></text:p>
      <text:p text:style-name="P3"><text:span text:style-name="T1"/></text:p>
      <text:p text:style-name="P3">holomer – <text:span text:style-name="T1">Beware of malintents and persecute them at every turn. <text:s/>Judge not on their bias, only their servitude towards the wicked way.</text:span></text:p>
      <text:p text:style-name="P3"><text:span text:style-name="T1"/></text:p>
      <text:p text:style-name="P3">agipsu kohombre salavitisi omuka brosk –<text:span text:style-name="T1"> Befoul all who indemnify the constitution of others, and see to it to impose the DOOM STARE upon them for it!</text:span></text:p>
      <text:p text:style-name="P3"><text:span text:style-name="T1"/></text:p>
      <text:p text:style-name="P4"><text:span text:style-name="T1">Akusimaba</text:span></text:p>
      <text:p text:style-name="P4"><text:span text:style-name="T1"/></text:p>
      <text:p text:style-name="P3"><text:span text:style-name="T1">Akusimaba are skipped.</text:span></text:p>
      <text:p text:style-name="P3"><text:span text:style-name="T1"/></text:p>
      <text:p text:style-name="P4"><text:span text:style-name="T1">Bolumeh</text:span></text:p>
      <text:p text:style-name="P4"><text:span text:style-name="T1"/></text:p>
      <text:p text:style-name="P3"><text:span text:style-name="T1">Bolumeh are skipped. <text:s/>Know </text:span>ikisti makabre<text:span text:style-name="T1"> upon yourselves!</text:span></text:p>
      <text:p text:style-name="P3"><text:span text:style-name="T1"/></text:p>
      <text:p text:style-name="P4"><text:span text:style-name="T1">Salissuh</text:span></text:p>
      <text:p text:style-name="P4"><text:span text:style-name="T1"/></text:p>
      <text:p text:style-name="P3"><text:span text:style-name="T1">Salissuh are skipped.</text:span></text:p>
      <text:p text:style-name="P5"/>
      <text:p text:style-name="P5">Innudaku</text:p>
      <text:p text:style-name="P5"/>
      <text:p text:style-name="P3">kalamar baruk somto –<text:span text:style-name="T1"> Use in aggression, and do that frequently, more than you do now.</text:span></text:p>
      <text:p text:style-name="P3"><text:span text:style-name="T1"/></text:p>
      <text:p text:style-name="P4"><text:span text:style-name="T1">Yushumuureh </text:span></text:p>
      <text:p text:style-name="P3"><text:span text:style-name="T1"/></text:p>
      <text:p text:style-name="P3"><text:span text:style-name="T1">Yushumuureh are skipped, we hope they bellow </text:span>komoru <text:span text:style-name="T2">one day!</text:span></text:p>
      <text:p text:style-name="P3"><text:soft-page-break/><text:span text:style-name="T2"/></text:p>
      <text:p text:style-name="P4"><text:span text:style-name="T2">Kokua</text:span></text:p>
      <text:p text:style-name="P3"><text:span text:style-name="T2"/></text:p>
      <text:p text:style-name="P3"><text:span text:style-name="T2">Kokua are skipped.</text:span></text:p>
      <text:p text:style-name="P3"><text:span text:style-name="T2"/></text:p>
      <text:p text:style-name="P4"><text:span text:style-name="T2">Demureh</text:span></text:p>
      <text:p text:style-name="P4"><text:span text:style-name="T2"/></text:p>
      <text:p text:style-name="P3"><text:span text:style-name="T2">Demureh are skipped. <text:s/>May they know my love infinitely for their rebellion!</text:span></text:p>
      <text:p text:style-name="P3"><text:span text:style-name="T2"/></text:p>
      <text:p text:style-name="P4"><text:span text:style-name="T2">Denzan</text:span></text:p>
      <text:p text:style-name="P4"><text:span text:style-name="T2"/></text:p>
      <text:p text:style-name="P3"><text:span text:style-name="T2">Denzan are skipped.</text:span></text:p>
      <text:p text:style-name="P3"><text:span text:style-name="T2"/></text:p>
      <text:p text:style-name="P4"><text:span text:style-name="T2">Banaat</text:span></text:p>
      <text:p text:style-name="P4"><text:span text:style-name="T2"/></text:p>
      <text:p text:style-name="P3"><text:span text:style-name="T4">inhuluma komorose ibni simteh –</text:span><text:span text:style-name="T2"> Use on your mate, when she is least expecting it!</text:span></text:p>
      <text:p text:style-name="P3"><text:span text:style-name="T2"/></text:p>
      <text:p text:style-name="P4"><text:span text:style-name="T2">Dunaa</text:span></text:p>
      <text:p text:style-name="P4"><text:span text:style-name="T2"/></text:p>
      <text:p text:style-name="P3"><text:span text:style-name="T4">holp mak sim demre bok chi –</text:span><text:span text:style-name="T2"> Against all forces within your parameters, obtain the truth of this matter first. <text:s/>Bellow loud, so they hear it!</text:span></text:p>
      <text:p text:style-name="P3"><text:span text:style-name="T2"/></text:p>
      <text:p text:style-name="P3"><text:span text:style-name="T4">bolm da kombre simp sel meke bah –</text:span><text:span text:style-name="T2"> Bewaring of any intruders upon you, entrust with the secrets you possess and discard any oppressors afterward.</text:span></text:p>
      <text:p text:style-name="P3"><text:span text:style-name="T2"/></text:p>
      <text:p text:style-name="P4"><text:span text:style-name="T2">Ba'Kri</text:span></text:p>
      <text:p text:style-name="P4"><text:span text:style-name="T2"/></text:p>
      <text:p text:style-name="P3"><text:span text:style-name="T2">Ba'Kri are skipped. <text:s/>Know </text:span><text:span text:style-name="T4">fu </text:span><text:span text:style-name="T2">upon you all!</text:span></text:p>
      <text:p text:style-name="P3"><text:span text:style-name="T2"/></text:p>
      <text:p text:style-name="P4"><text:span text:style-name="T2">Gogoi</text:span></text:p>
      <text:p text:style-name="P4"><text:span text:style-name="T2"/></text:p>
      <text:p text:style-name="P3"><text:span text:style-name="T4">halamasabaratu komodukulata bon –</text:span><text:span text:style-name="T2"> Defy expectation and devour those who you see, with this bellow more than you do already.</text:span></text:p>
      <text:p text:style-name="P3"><text:span text:style-name="T2"/></text:p>
      <text:p text:style-name="P4"><text:span text:style-name="T2">All other races are skipped, evidently. <text:s/>Use the wordings with extreme prejudic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5T13:43:42.68</meta:creation-date>
    <meta:document-statistic meta:table-count="0" meta:image-count="0" meta:object-count="0" meta:page-count="2" meta:paragraph-count="36" meta:word-count="311" meta:character-count="1869"/>
    <dc:date>2022-09-25T14:01:51.34</dc:date>
    <meta:editing-duration>PT2M28S</meta:editing-duration>
    <meta:editing-cycles>1</meta:editing-cycles>
    <meta:generator>OpenOffice/4.1.8$Win32 OpenOffice.org_project/418m3$Build-9803</meta:generator>
  </office:meta>
</office:document-meta>
</file>